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8694in" table:align="left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0.4451in"/>
    </style:style>
    <style:style style:name="Table2.C" style:family="table-column">
      <style:table-column-properties style:column-width="0.5118in"/>
    </style:style>
    <style:style style:name="Table2.D" style:family="table-column">
      <style:table-column-properties style:column-width="1.01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" style:family="table">
      <style:table-properties style:width="6.925in" table:align="margins"/>
    </style:style>
    <style:style style:name="Registers.A" style:family="table-column">
      <style:table-column-properties style:column-width="2.3083in" style:rel-column-width="21845*"/>
    </style:style>
    <style:style style:name="Regis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gisters.C1" style:family="table-cell">
      <style:table-cell-properties fo:padding="0.0382in" fo:border="0.0007in solid #000000"/>
    </style:style>
    <style:style style:name="Registers.A2" style:family="table-cell">
      <style:table-cell-properties fo:padding="0.0382in" fo:border-left="0.0007in solid #000000" fo:border-right="none" fo:border-top="none" fo:border-bottom="0.0007in solid #000000"/>
    </style:style>
    <style:style style:name="Registers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.C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/ROP Project</text:p>
      <text:p text:style-name="Standard"/>
      <text:p text:style-name="Standard">For the purpose of the architecture in the project, the 16-bit wordsize was chosen as it is a convenient size to work with. <text:s/>It is sufficient size for an instruction, and not so large as to become problematic in terms of FPGA size, as 32 bit multipliers and other circuits may be.</text:p>
      <text:p text:style-name="Standard"/>
      <text:p text:style-name="Standard">Instruction Forma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OPCODE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B</text:p>
          </table:table-cell>
          <table:table-cell table:style-name="Table2.D1" office:value-type="string">
            <text:p text:style-name="Table_20_Contents">Immediate</text:p>
          </table:table-cell>
        </table:table-row>
        <table:table-row>
          <table:table-cell table:style-name="Table2.A2" office:value-type="string">
            <text:p text:style-name="Table_20_Contents">5 bits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D2" office:value-type="float" office:value="5">
            <text:p text:style-name="Table_20_Contents">5</text:p>
          </table:table-cell>
        </table:table-row>
      </table:table>
      <text:p text:style-name="Standard"/>
      <text:p text:style-name="Standard"/>
      <text:p text:style-name="Standard">Register Specifications</text:p>
      <text:p text:style-name="Standard"/>
      <table:table table:name="Registers" table:style-name="Registers">
        <table:table-column table:style-name="Registers.A" table:number-columns-repeated="3"/>
        <table:table-row>
          <table:table-cell table:style-name="Registers.A1" office:value-type="string">
            <text:p text:style-name="Table_20_Contents">Register</text:p>
          </table:table-cell>
          <table:table-cell table:style-name="Registers.A1" office:value-type="string">
            <text:p text:style-name="Table_20_Contents">Description</text:p>
          </table:table-cell>
          <table:table-cell table:style-name="Registers.C1" office:value-type="string">
            <text:p text:style-name="Table_20_Contents">ID</text:p>
          </table:table-cell>
        </table:table-row>
        <table:table-row>
          <table:table-cell table:style-name="Registers.A2" office:value-type="string">
            <text:p text:style-name="Table_20_Contents">zero</text:p>
          </table:table-cell>
          <table:table-cell table:style-name="Registers.A2" office:value-type="string">
            <text:p text:style-name="Table_20_Contents">Zero Register, mapped to zero</text:p>
          </table:table-cell>
          <table:table-cell table:style-name="Registers.C2" office:value-type="float" office:value="0">
            <text:p text:style-name="Table_20_Contents">0</text:p>
          </table:table-cell>
        </table:table-row>
        <table:table-row>
          <table:table-cell table:style-name="Registers.A2" office:value-type="string">
            <text:p text:style-name="Table_20_Contents">A</text:p>
          </table:table-cell>
          <table:table-cell table:style-name="Registers.A2" office:value-type="string">
            <text:p text:style-name="Table_20_Contents">Accumulator Register, output of arithmetic goes here.</text:p>
          </table:table-cell>
          <table:table-cell table:style-name="Registers.C2" office:value-type="float" office:value="1">
            <text:p text:style-name="Table_20_Contents">1</text:p>
          </table:table-cell>
        </table:table-row>
        <table:table-row>
          <table:table-cell table:style-name="Registers.A2" office:value-type="string">
            <text:p text:style-name="Table_20_Contents">B-D</text:p>
          </table:table-cell>
          <table:table-cell table:style-name="Registers.A2" office:value-type="string">
            <text:p text:style-name="Table_20_Contents">General Purpose Registers</text:p>
          </table:table-cell>
          <table:table-cell table:style-name="Registers.C4" office:value-type="string">
            <text:p text:style-name="Table_20_Contents">2,3,4</text:p>
          </table:table-cell>
        </table:table-row>
        <table:table-row>
          <table:table-cell table:style-name="Registers.A2" office:value-type="string">
            <text:p text:style-name="Table_20_Contents">SP</text:p>
          </table:table-cell>
          <table:table-cell table:style-name="Registers.A2" office:value-type="string">
            <text:p text:style-name="Table_20_Contents">Stack Pointer, this holds the base of the stack, if zero stack operations interrupt.</text:p>
          </table:table-cell>
          <table:table-cell table:style-name="Registers.C2" office:value-type="float" office:value="5">
            <text:p text:style-name="Table_20_Contents">5</text:p>
          </table:table-cell>
        </table:table-row>
        <table:table-row>
          <table:table-cell table:style-name="Registers.A2" office:value-type="string">
            <text:p text:style-name="Table_20_Contents">DS</text:p>
          </table:table-cell>
          <table:table-cell table:style-name="Registers.A2" office:value-type="string">
            <text:p text:style-name="Table_20_Contents">Segmentation Register, used to offset memory access</text:p>
          </table:table-cell>
          <table:table-cell table:style-name="Registers.C4" office:value-type="string">
            <text:p text:style-name="Table_20_Contents"/>
          </table:table-cell>
        </table:table-row>
        <table:table-row>
          <table:table-cell table:style-name="Registers.A2" office:value-type="string">
            <text:p text:style-name="Table_20_Contents">K</text:p>
          </table:table-cell>
          <table:table-cell table:style-name="Registers.A2" office:value-type="string">
            <text:p text:style-name="Table_20_Contents">Kernel Register, stores 1/4<text:span text:style-name="T1">th</text:span> the value above which memory is reserved for user space.</text:p>
          </table:table-cell>
          <table:table-cell table:style-name="Registers.C2" office:value-type="float" office:value="7">
            <text:p text:style-name="Table_20_Contents">7</text:p>
          </table:table-cell>
        </table:table-row>
        <table:table-row>
          <table:table-cell table:style-name="Registers.A2" office:value-type="string">
            <text:p text:style-name="Table_20_Contents">IP</text:p>
          </table:table-cell>
          <table:table-cell table:style-name="Registers.A2" office:value-type="string">
            <text:p text:style-name="Table_20_Contents">Instruction Pointer, Internal</text:p>
          </table:table-cell>
          <table:table-cell table:style-name="Registers.C4" office:value-type="string">
            <text:p text:style-name="Table_20_Contents">N/A</text:p>
          </table:table-cell>
        </table:table-row>
      </table:table>
      <text:p text:style-name="Standard"/>
      <text:p text:style-name="Standard">One important note about the registers, is there exists a 0 register, which is hardcoded to the value 0, which is useful for a number of instructions that use an immediate, to allow for adding 0 plus the immediate for instance, rather than having to zero a register in use for that.</text:p>
      <text:p text:style-name="Standard"/>
      <text:p text:style-name="Standard">Another important thing to notice, is the register IP does not exist in the register file, and instead exists separately, preventing many instructions from modifying it directly. <text:s/>Branch instructions or instructions such as call or return are needed to modify it.</text:p>
      <text:p text:style-name="Standard"/>
      <text:p text:style-name="Standard">Instruction Set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Instruction</text:p>
          </table:table-cell>
          <table:table-cell table:style-name="Table1.A1" office:value-type="string">
            <text:p text:style-name="Table_20_Contents">Assembly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opcode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AP A,B</text:p>
          </table:table-cell>
          <table:table-cell table:style-name="Table1.A2" office:value-type="string">
            <text:p text:style-name="Table_20_Contents">Swaps the value of two register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alt</text:p>
          </table:table-cell>
          <table:table-cell table:style-name="Table1.A2" office:value-type="string">
            <text:p text:style-name="Table_20_Contents">HLT</text:p>
          </table:table-cell>
          <table:table-cell table:style-name="Table1.A2" office:value-type="string">
            <text:p text:style-name="Table_20_Contents">Halts the execution until interrupted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jmp</text:p>
          </table:table-cell>
          <table:table-cell table:style-name="Table1.A2" office:value-type="string">
            <text:p text:style-name="Table_20_Contents">JMP [ADDR]</text:p>
          </table:table-cell>
          <table:table-cell table:style-name="Table1.A2" office:value-type="string">
            <text:p text:style-name="Table_20_Contents">Changes the IP to be equal to the IP minus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PUSH A</text:p>
          </table:table-cell>
          <table:table-cell table:style-name="Table1.A2" office:value-type="string">
            <text:p text:style-name="Table_20_Contents">Decrements SP, and adds the value of A into the stac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>POP A</text:p>
          </table:table-cell>
          <table:table-cell table:style-name="Table1.A2" office:value-type="string">
            <text:p text:style-name="Table_20_Contents">Puts the current value on the stack into A, then increments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ADD A, B &lt;Immediate&gt;</text:p>
          </table:table-cell>
          <table:table-cell table:style-name="Table1.A2" office:value-type="string">
            <text:p text:style-name="Table_20_Contents">Accumulator = A + B +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ubtract</text:p>
          </table:table-cell>
          <table:table-cell table:style-name="Table1.A2" office:value-type="string">
            <text:p text:style-name="Table_20_Contents">SUB A, B &lt;Immediate&gt;</text:p>
          </table:table-cell>
          <table:table-cell table:style-name="Table1.A2" office:value-type="string">
            <text:p text:style-name="Table_20_Contents">Accumulator = A - (B*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ltiply</text:p>
          </table:table-cell>
          <table:table-cell table:style-name="Table1.A2" office:value-type="string">
            <text:p text:style-name="Table_20_Contents">MUL A, B &lt;Immediate&gt;</text:p>
          </table:table-cell>
          <table:table-cell table:style-name="Table1.A2" office:value-type="string">
            <text:p text:style-name="Table_20_Contents">Accumulator = A *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OR A,B &lt;Immediate&gt;</text:p>
          </table:table-cell>
          <table:table-cell table:style-name="Table1.A2" office:value-type="string">
            <text:p text:style-name="Table_20_Contents">Accumulator = A | B |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XOR A,B &lt;Immediate&gt;</text:p>
          </table:table-cell>
          <table:table-cell table:style-name="Table1.A2" office:value-type="string">
            <text:p text:style-name="Table_20_Contents">Accumulator = A ^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AND A, B &lt;Immediate&gt;</text:p>
          </table:table-cell>
          <table:table-cell table:style-name="Table1.A2" office:value-type="string">
            <text:p text:style-name="Table_20_Contents">Accumulator = A &amp;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ulo</text:p>
          </table:table-cell>
          <table:table-cell table:style-name="Table1.A2" office:value-type="string">
            <text:p text:style-name="Table_20_Contents">MOD A, B</text:p>
          </table:table-cell>
          <table:table-cell table:style-name="Table1.A2" office:value-type="string">
            <text:p text:style-name="Table_20_Contents">Accumulator = A %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andom</text:p>
          </table:table-cell>
          <table:table-cell table:style-name="Table1.A2" office:value-type="string">
            <text:p text:style-name="Table_20_Contents">RAND A, B</text:p>
          </table:table-cell>
          <table:table-cell table:style-name="Table1.A2" office:value-type="string">
            <text:p text:style-name="Table_20_Contents">Accumulator is set to a random value from 1 to value in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ad IO</text:p>
          </table:table-cell>
          <table:table-cell table:style-name="Table1.A2" office:value-type="string">
            <text:p text:style-name="Table_20_Contents">readw A, B</text:p>
          </table:table-cell>
          <table:table-cell table:style-name="Table1.A2" office:value-type="string">
            <text:p text:style-name="Table_20_Contents">Reads IO device at io addr stored in A into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rite IO</text:p>
          </table:table-cell>
          <table:table-cell table:style-name="Table1.A2" office:value-type="string">
            <text:p text:style-name="Table_20_Contents">writew A, B &lt;imm&gt;</text:p>
          </table:table-cell>
          <table:table-cell table:style-name="Table1.A2" office:value-type="string">
            <text:p text:style-name="Table_20_Contents">Writes from B to IO device stored at A plus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A2" office:value-type="string">
            <text:p text:style-name="Table_20_Contents">call [addr]</text:p>
          </table:table-cell>
          <table:table-cell table:style-name="Table1.A2" office:value-type="string">
            <text:p text:style-name="Table_20_Contents">Adds the address of the next instruction to the stack, and then jumps to the add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urns to the address stored in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ranch greater or equal to</text:p>
          </table:table-cell>
          <table:table-cell table:style-name="Table1.A2" office:value-type="string">
            <text:p text:style-name="Table_20_Contents">bge A,B [offset]</text:p>
          </table:table-cell>
          <table:table-cell table:style-name="Table1.A2" office:value-type="string">
            <text:p text:style-name="Table_20_Contents">If A &gt;= B, it moves the IP forward offset*4 bytes. <text:s/>Else, nothing. 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Memory Map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ctopi </meta:initial-creator>
    <meta:creation-date>2022-03-09T13:32:32.89</meta:creation-date>
    <meta:generator>OpenOffice/4.1.7$Win32 OpenOffice.org_project/417m1$Build-9800</meta:generator>
    <dc:date>2022-03-19T01:16:57.73</dc:date>
    <dc:creator>Octopi </dc:creator>
    <meta:editing-duration>P4DT2H39M24S</meta:editing-duration>
    <meta:editing-cycles>23</meta:editing-cycles>
    <meta:document-statistic meta:table-count="3" meta:image-count="0" meta:object-count="0" meta:page-count="2" meta:paragraph-count="97" meta:word-count="469" meta:character-count="2440"/>
  </office:meta>
</office:document-meta>
</file>